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_sum" table:style-name="ta1">
        <table:shapes>
          <draw:frame draw:z-index="0" draw:style-name="gr1" draw:text-style-name="P1" svg:width="453.71pt" svg:height="254.75pt" svg:x="352.18pt" svg:y="96.75pt">
            <loext:p draw:notify-on-update-of-ranges="sum_sum.C1:sum_sum.C100 sum_sum.D1:sum_sum.D100 sum_sum.C1:sum_sum.C100 sum_sum.E1:sum_sum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37.404576713057" calcext:value-type="float">
            <text:p>37.40457671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36.271029692196" calcext:value-type="float">
            <text:p>36.27102969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40.432846741633" calcext:value-type="float">
            <text:p>40.43284674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42.816034208909" calcext:value-type="float">
            <text:p>42.81603420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41.902858377704" calcext:value-type="float">
            <text:p>41.90285837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41.225453940531" calcext:value-type="float">
            <text:p>41.22545394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42.462626995201" calcext:value-type="float">
            <text:p>42.46262699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39.144856083283" calcext:value-type="float">
            <text:p>39.14485608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37.543937432775" calcext:value-type="float">
            <text:p>37.54393743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39.094801114517" calcext:value-type="float">
            <text:p>39.09480111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43.478092050169" calcext:value-type="float">
            <text:p>43.47809205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39.699658972671" calcext:value-type="float">
            <text:p>39.69965897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41.534250996879" calcext:value-type="float">
            <text:p>41.53425099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41.111475947664" calcext:value-type="float">
            <text:p>41.11147594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36.718287138951" calcext:value-type="float">
            <text:p>36.7182871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40.914118941329" calcext:value-type="float">
            <text:p>40.91411894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38.641955506497" calcext:value-type="float">
            <text:p>38.64195550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42.500417789726" calcext:value-type="float">
            <text:p>42.50041778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33.437303593584" calcext:value-type="float">
            <text:p>33.43730359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898" calcext:value-type="float">
            <text:p>12898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80.67898702797" calcext:value-type="float">
            <text:p>80.6789870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3568" calcext:value-type="float">
            <text:p>13568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32.52698422316" calcext:value-type="float">
            <text:p>32.52698422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032" calcext:value-type="float">
            <text:p>14032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30.048696024428" calcext:value-type="float">
            <text:p>30.04869602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96" calcext:value-type="float">
            <text:p>14496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28.312276572403" calcext:value-type="float">
            <text:p>28.31227657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960" calcext:value-type="float">
            <text:p>14960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29.942403247247" calcext:value-type="float">
            <text:p>29.94240324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424" calcext:value-type="float">
            <text:p>15424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29.664101696253" calcext:value-type="float">
            <text:p>29.66410169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888" calcext:value-type="float">
            <text:p>15888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28.07404953494" calcext:value-type="float">
            <text:p>28.07404953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352" calcext:value-type="float">
            <text:p>16352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26.684332284769" calcext:value-type="float">
            <text:p>26.68433228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816" calcext:value-type="float">
            <text:p>16816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30.012981758582" calcext:value-type="float">
            <text:p>30.01298175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7280" calcext:value-type="float">
            <text:p>17280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29.222535986833" calcext:value-type="float">
            <text:p>29.22253598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8762" calcext:value-type="float">
            <text:p>18762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29.610301070133" calcext:value-type="float">
            <text:p>29.61030107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228" calcext:value-type="float">
            <text:p>19228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32.235194479516" calcext:value-type="float">
            <text:p>32.23519447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692" calcext:value-type="float">
            <text:p>19692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30.598363761374" calcext:value-type="float">
            <text:p>30.59836376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156" calcext:value-type="float">
            <text:p>20156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29.828003409282" calcext:value-type="float">
            <text:p>29.82800340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620" calcext:value-type="float">
            <text:p>20620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28.855913799992" calcext:value-type="float">
            <text:p>28.85591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084" calcext:value-type="float">
            <text:p>21084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28.525956074728" calcext:value-type="float">
            <text:p>28.52595607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548" calcext:value-type="float">
            <text:p>21548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30.482231376035" calcext:value-type="float">
            <text:p>30.4822313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012" calcext:value-type="float">
            <text:p>22012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30.515463415878" calcext:value-type="float">
            <text:p>30.51546341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476" calcext:value-type="float">
            <text:p>22476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30.228784469083" calcext:value-type="float">
            <text:p>30.22878446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940" calcext:value-type="float">
            <text:p>22940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29.647464850044" calcext:value-type="float">
            <text:p>29.647464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3404" calcext:value-type="float">
            <text:p>23404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29.503227189541" calcext:value-type="float">
            <text:p>29.50322718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5857" calcext:value-type="float">
            <text:p>25857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30.733759251944" calcext:value-type="float">
            <text:p>30.73375925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082" calcext:value-type="float">
            <text:p>27082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29.270018798192" calcext:value-type="float">
            <text:p>29.27001879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546" calcext:value-type="float">
            <text:p>27546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32.580570549488" calcext:value-type="float">
            <text:p>32.58057054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8010" calcext:value-type="float">
            <text:p>28010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29.285703745383" calcext:value-type="float">
            <text:p>29.28570374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8474" calcext:value-type="float">
            <text:p>28474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30.027524725724" calcext:value-type="float">
            <text:p>30.02752472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8938" calcext:value-type="float">
            <text:p>28938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31.454381774989" calcext:value-type="float">
            <text:p>31.4543817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402" calcext:value-type="float">
            <text:p>29402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30.591698886069" calcext:value-type="float">
            <text:p>30.59169888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866" calcext:value-type="float">
            <text:p>29866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30.38009452249" calcext:value-type="float">
            <text:p>30.38009452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330" calcext:value-type="float">
            <text:p>30330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33.033324063722" calcext:value-type="float">
            <text:p>33.03332406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794" calcext:value-type="float">
            <text:p>30794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32.123768420818" calcext:value-type="float">
            <text:p>32.12376842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258" calcext:value-type="float">
            <text:p>31258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30.997983862787" calcext:value-type="float">
            <text:p>30.99798386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722" calcext:value-type="float">
            <text:p>31722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29.84696527729" calcext:value-type="float">
            <text:p>29.84696527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186" calcext:value-type="float">
            <text:p>32186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31.259916459665" calcext:value-type="float">
            <text:p>31.25991645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650" calcext:value-type="float">
            <text:p>32650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30.408387867896" calcext:value-type="float">
            <text:p>30.40838786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3114" calcext:value-type="float">
            <text:p>33114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30.372369275896" calcext:value-type="float">
            <text:p>30.37236927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3578" calcext:value-type="float">
            <text:p>33578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29.567639024962" calcext:value-type="float">
            <text:p>29.5676390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042" calcext:value-type="float">
            <text:p>34042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29.219476575566" calcext:value-type="float">
            <text:p>29.21947657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506" calcext:value-type="float">
            <text:p>34506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31.049474256281" calcext:value-type="float">
            <text:p>31.04947425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970" calcext:value-type="float">
            <text:p>34970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29.34820114323" calcext:value-type="float">
            <text:p>29.34820114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6486" calcext:value-type="float">
            <text:p>36486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30.374930462135" calcext:value-type="float">
            <text:p>30.37493046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6980" calcext:value-type="float">
            <text:p>36980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28.931059167139" calcext:value-type="float">
            <text:p>28.93105916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7444" calcext:value-type="float">
            <text:p>37444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30.842445052672" calcext:value-type="float">
            <text:p>30.84244505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7908" calcext:value-type="float">
            <text:p>37908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30.513939154828" calcext:value-type="float">
            <text:p>30.51393915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372" calcext:value-type="float">
            <text:p>38372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31.033906189378" calcext:value-type="float">
            <text:p>31.03390618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836" calcext:value-type="float">
            <text:p>38836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28.943549875454" calcext:value-type="float">
            <text:p>28.94354987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300" calcext:value-type="float">
            <text:p>39300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28.064807822371" calcext:value-type="float">
            <text:p>28.06480782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764" calcext:value-type="float">
            <text:p>39764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29.859652274981" calcext:value-type="float">
            <text:p>29.8596522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228" calcext:value-type="float">
            <text:p>40228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31.055053798835" calcext:value-type="float">
            <text:p>31.05505379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692" calcext:value-type="float">
            <text:p>40692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29.738482897157" calcext:value-type="float">
            <text:p>29.73848289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1156" calcext:value-type="float">
            <text:p>41156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31.753096862261" calcext:value-type="float">
            <text:p>31.75309686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1620" calcext:value-type="float">
            <text:p>41620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31.229571067082" calcext:value-type="float">
            <text:p>31.22957106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2084" calcext:value-type="float">
            <text:p>42084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33.761080435179" calcext:value-type="float">
            <text:p>33.76108043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2548" calcext:value-type="float">
            <text:p>42548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31.388559615531" calcext:value-type="float">
            <text:p>31.38855961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012" calcext:value-type="float">
            <text:p>43012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29.069305632087" calcext:value-type="float">
            <text:p>29.06930563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476" calcext:value-type="float">
            <text:p>43476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30.628415819172" calcext:value-type="float">
            <text:p>30.62841581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940" calcext:value-type="float">
            <text:p>43940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29.630549967287" calcext:value-type="float">
            <text:p>29.63054996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404" calcext:value-type="float">
            <text:p>44404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29.767924906347" calcext:value-type="float">
            <text:p>29.76792490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868" calcext:value-type="float">
            <text:p>44868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29.567600455591" calcext:value-type="float">
            <text:p>29.56760045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332" calcext:value-type="float">
            <text:p>45332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31.173737398162" calcext:value-type="float">
            <text:p>31.17373739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796" calcext:value-type="float">
            <text:p>45796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30.517315322968" calcext:value-type="float">
            <text:p>30.5173153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6260" calcext:value-type="float">
            <text:p>46260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29.948630232458" calcext:value-type="float">
            <text:p>29.94863023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8515" calcext:value-type="float">
            <text:p>48515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27.833223042885" calcext:value-type="float">
            <text:p>27.83322304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740" calcext:value-type="float">
            <text:p>49740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28.781264360673" calcext:value-type="float">
            <text:p>28.78126436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204" calcext:value-type="float">
            <text:p>50204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31.290746980351" calcext:value-type="float">
            <text:p>31.29074698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668" calcext:value-type="float">
            <text:p>50668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30.590002597752" calcext:value-type="float">
            <text:p>30.59000259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132" calcext:value-type="float">
            <text:p>51132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26.293845028627" calcext:value-type="float">
            <text:p>26.29384502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596" calcext:value-type="float">
            <text:p>51596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31.730218810378" calcext:value-type="float">
            <text:p>31.73021881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2060" calcext:value-type="float">
            <text:p>52060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31.558230074747" calcext:value-type="float">
            <text:p>31.55823007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2524" calcext:value-type="float">
            <text:p>52524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28.14510570291" calcext:value-type="float">
            <text:p>28.14510570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046" calcext:value-type="float">
            <text:p>54046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30.903819353206" calcext:value-type="float">
            <text:p>30.90381935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512" calcext:value-type="float">
            <text:p>54512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31.445720466559" calcext:value-type="float">
            <text:p>31.44572046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976" calcext:value-type="float">
            <text:p>54976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26.442899225554" calcext:value-type="float">
            <text:p>26.44289922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5440" calcext:value-type="float">
            <text:p>55440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31.364573329386" calcext:value-type="float">
            <text:p>31.36457332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5904" calcext:value-type="float">
            <text:p>55904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30.14045121873" calcext:value-type="float">
            <text:p>30.14045121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6368" calcext:value-type="float">
            <text:p>56368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28.863748271651" calcext:value-type="float">
            <text:p>28.86374827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6832" calcext:value-type="float">
            <text:p>56832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28.228894025448" calcext:value-type="float">
            <text:p>28.22889402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296" calcext:value-type="float">
            <text:p>57296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30.249877276546" calcext:value-type="float">
            <text:p>30.24987727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760" calcext:value-type="float">
            <text:p>57760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31.168021674371" calcext:value-type="float">
            <text:p>31.16802167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8224" calcext:value-type="float">
            <text:p>58224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32.454047681805" calcext:value-type="float">
            <text:p>32.45404768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8688" calcext:value-type="float">
            <text:p>58688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30.588810649343" calcext:value-type="float">
            <text:p>30.5888106493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14:48:03.548249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5:05:49.331948123</dc:date>
    <meta:editing-duration>PT9M8S</meta:editing-duration>
    <meta:editing-cycles>3</meta:editing-cycles>
    <meta:generator>LibreOffice/5.1.4.2$Linux_X86_64 LibreOffice_project/10m0$Build-2</meta:generator>
    <meta:document-statistic meta:table-count="1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8.988cm" xlink:href=".." xlink:type="simple" chart:class="chart:scatter" chart:style-name="ch1">
        <chart:title svg:x="5.637cm" svg:y="0.314cm" chart:style-name="ch2">
          <text:p>Total energy generation</text:p>
        </chart:title>
        <chart:subtitle svg:x="4.803cm" svg:y="1.284cm" chart:style-name="ch3">
          <text:p>system overview-no attack (2RTUs)</text:p>
        </chart:subtitle>
        <chart:legend chart:legend-position="end" svg:x="13.121cm" svg:y="3.919cm" style:legend-expansion="high" chart:style-name="ch4"/>
        <chart:plot-area chart:style-name="ch5" table:cell-range-address="sum_sum.C1:sum_sum.E100" chart:data-source-has-labels="row" svg:x="0.32cm" svg:y="2.15cm" svg:width="12.481cm" svg:height="6.659cm">
          <chartooo:coordinate-region svg:x="0.994cm" svg:y="2.363cm" svg:width="11.276cm" svg:height="5.772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um_sum.D1:sum_sum.D100" loext:label-string="sum" chart:class="chart:scatter">
            <chart:domain table:cell-range-address="sum_sum.C1:sum_sum.C100"/>
            <chart:data-point chart:repeated="100"/>
          </chart:series>
          <chart:series chart:style-name="ch9" chart:values-cell-range-address="sum_sum.E1:sum_sum.E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um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sum_sum.C1:sum_sum.C100</svg:desc>
                </draw:g>
              </table:table-cell>
              <table:table-cell office:value-type="float" office:value="37.404576713057">
                <text:p>37.404576713057</text:p>
                <draw:g>
                  <svg:desc>sum_sum.D1:sum_sum.D100</svg:desc>
                </draw:g>
              </table:table-cell>
              <table:table-cell office:value-type="float" office:value="100">
                <text:p>100</text:p>
                <draw:g>
                  <svg:desc>sum_sum.E1:sum_sum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36.271029692196">
                <text:p>36.2710296921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40.432846741633">
                <text:p>40.4328467416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42.816034208909">
                <text:p>42.8160342089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41.902858377704">
                <text:p>41.9028583777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41.225453940531">
                <text:p>41.2254539405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42.462626995201">
                <text:p>42.4626269952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39.144856083283">
                <text:p>39.1448560832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37.543937432775">
                <text:p>37.5439374327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39.094801114517">
                <text:p>39.0948011145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43.478092050169">
                <text:p>43.4780920501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39.699658972671">
                <text:p>39.6996589726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41.534250996879">
                <text:p>41.5342509968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41.111475947664">
                <text:p>41.1114759476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36.718287138951">
                <text:p>36.7182871389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40.914118941329">
                <text:p>40.9141189413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38.641955506497">
                <text:p>38.6419555064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42.500417789726">
                <text:p>42.5004177897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33.437303593584">
                <text:p>33.4373035935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80.67898702797">
                <text:p>80.678987027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32.52698422316">
                <text:p>32.526984223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30.048696024428">
                <text:p>30.0486960244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28.312276572403">
                <text:p>28.3122765724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29.942403247247">
                <text:p>29.9424032472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29.664101696253">
                <text:p>29.6641016962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28.07404953494">
                <text:p>28.074049534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26.684332284769">
                <text:p>26.6843322847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30.012981758582">
                <text:p>30.0129817585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29.222535986833">
                <text:p>29.2225359868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29.610301070133">
                <text:p>29.6103010701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32.235194479516">
                <text:p>32.2351944795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30.598363761374">
                <text:p>30.5983637613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29.828003409282">
                <text:p>29.8280034092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28.855913799992">
                <text:p>28.8559137999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28.525956074728">
                <text:p>28.5259560747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30.482231376035">
                <text:p>30.4822313760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30.515463415878">
                <text:p>30.5154634158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30.228784469083">
                <text:p>30.2287844690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29.647464850044">
                <text:p>29.6474648500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29.503227189541">
                <text:p>29.5032271895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30.733759251944">
                <text:p>30.7337592519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29.270018798192">
                <text:p>29.2700187981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32.580570549488">
                <text:p>32.5805705494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29.285703745383">
                <text:p>29.2857037453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30.027524725724">
                <text:p>30.0275247257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31.454381774989">
                <text:p>31.4543817749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30.591698886069">
                <text:p>30.5916988860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30.38009452249">
                <text:p>30.380094522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33.033324063722">
                <text:p>33.0333240637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32.123768420818">
                <text:p>32.1237684208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30.997983862787">
                <text:p>30.9979838627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29.84696527729">
                <text:p>29.846965277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31.259916459665">
                <text:p>31.2599164596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30.408387867896">
                <text:p>30.4083878678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30.372369275896">
                <text:p>30.3723692758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29.567639024962">
                <text:p>29.5676390249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29.219476575566">
                <text:p>29.2194765755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31.049474256281">
                <text:p>31.0494742562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29.34820114323">
                <text:p>29.348201143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30.374930462135">
                <text:p>30.3749304621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28.931059167139">
                <text:p>28.9310591671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30.842445052672">
                <text:p>30.8424450526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30.513939154828">
                <text:p>30.5139391548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31.033906189378">
                <text:p>31.0339061893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28.943549875454">
                <text:p>28.9435498754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28.064807822371">
                <text:p>28.0648078223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29.859652274981">
                <text:p>29.8596522749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31.055053798835">
                <text:p>31.0550537988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29.738482897157">
                <text:p>29.7384828971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31.753096862261">
                <text:p>31.7530968622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31.229571067082">
                <text:p>31.2295710670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33.761080435179">
                <text:p>33.7610804351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31.388559615531">
                <text:p>31.3885596155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29.069305632087">
                <text:p>29.0693056320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30.628415819172">
                <text:p>30.6284158191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29.630549967287">
                <text:p>29.6305499672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29.767924906347">
                <text:p>29.7679249063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29.567600455591">
                <text:p>29.5676004555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31.173737398162">
                <text:p>31.1737373981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30.517315322968">
                <text:p>30.5173153229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29.948630232458">
                <text:p>29.9486302324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27.833223042885">
                <text:p>27.8332230428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28.781264360673">
                <text:p>28.7812643606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31.290746980351">
                <text:p>31.2907469803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30.590002597752">
                <text:p>30.5900025977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26.293845028627">
                <text:p>26.2938450286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31.730218810378">
                <text:p>31.7302188103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31.558230074747">
                <text:p>31.5582300747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28.14510570291">
                <text:p>28.145105702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30.903819353206">
                <text:p>30.9038193532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31.445720466559">
                <text:p>31.4457204665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26.442899225554">
                <text:p>26.4428992255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31.364573329386">
                <text:p>31.3645733293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30.14045121873">
                <text:p>30.140451218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28.863748271651">
                <text:p>28.8637482716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28.228894025448">
                <text:p>28.2288940254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30.249877276546">
                <text:p>30.2498772765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31.168021674371">
                <text:p>31.1680216743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32.454047681805">
                <text:p>32.4540476818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30.588810649343">
                <text:p>30.588810649343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